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MBean.send( Notification notifi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MBean.removeNotificationListener( NotificationListener notification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MBean.postDeregis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MBean.addNotificationListener( NotificationListener notificationListener , NotificationFilter notificationFilter ,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MBean.getObjec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Bean.unregister( MBeanServer ser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MBean.preRegister( MBeanServer mBeanServer , ObjectName objec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MBean.preDeregis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MBean.createMetaData( Class intf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MBean.nextNotification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Bean.addNotificationInfo( MBeanNotificationInfo not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MBean.createObjectName( String domain , String [ ] nam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impleMBean.unregi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Bean.register( MBeanServer serv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impleMBean.SimpleMBean( Class intf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MBean.removeNotificationListener( NotificationListener notificationListener , NotificationFilter notificationFilter ,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MBean.getNotificatio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Bean.postRegister( Boolean do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